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151dc"/>
    </style:style>
    <style:style style:name="P2" style:family="paragraph" style:parent-style-name="Standard">
      <style:text-properties fo:language="en" fo:country="US" officeooo:rsid="001f9706"/>
    </style:style>
    <style:style style:name="P3" style:family="paragraph" style:parent-style-name="Standard">
      <style:text-properties officeooo:paragraph-rsid="00231b60"/>
    </style:style>
    <style:style style:name="P4" style:family="paragraph" style:parent-style-name="Standard">
      <style:text-properties officeooo:rsid="00284a79" officeooo:paragraph-rsid="00284a79"/>
    </style:style>
    <style:style style:name="P5" style:family="paragraph" style:parent-style-name="Standard">
      <style:text-properties officeooo:rsid="0028a4df" officeooo:paragraph-rsid="002a82f0"/>
    </style:style>
    <style:style style:name="P6" style:family="paragraph" style:parent-style-name="Standard">
      <style:text-properties officeooo:rsid="00342166" officeooo:paragraph-rsid="00342166"/>
    </style:style>
    <style:style style:name="P7" style:family="paragraph" style:parent-style-name="Standard">
      <style:text-properties officeooo:rsid="00344dd9" officeooo:paragraph-rsid="003560a4"/>
    </style:style>
    <style:style style:name="P8" style:family="paragraph" style:parent-style-name="Standard">
      <style:text-properties officeooo:rsid="0036f7e8" officeooo:paragraph-rsid="0036f7e8"/>
    </style:style>
    <style:style style:name="P9" style:family="paragraph" style:parent-style-name="Standard">
      <style:text-properties officeooo:rsid="0037ebab" officeooo:paragraph-rsid="0037ebab"/>
    </style:style>
    <style:style style:name="P10" style:family="paragraph" style:parent-style-name="Standard">
      <style:text-properties officeooo:rsid="003937dd" officeooo:paragraph-rsid="003937dd"/>
    </style:style>
    <style:style style:name="P11" style:family="paragraph" style:parent-style-name="Standard">
      <style:text-properties officeooo:rsid="00414ca0" officeooo:paragraph-rsid="00414ca0"/>
    </style:style>
    <style:style style:name="P12" style:family="paragraph" style:parent-style-name="Standard">
      <style:text-properties officeooo:rsid="00438faf" officeooo:paragraph-rsid="00449a84"/>
    </style:style>
    <style:style style:name="P13" style:family="paragraph" style:parent-style-name="Standard">
      <style:text-properties officeooo:rsid="0045c996" officeooo:paragraph-rsid="004b9b42"/>
    </style:style>
    <style:style style:name="P14" style:family="paragraph" style:parent-style-name="Standard">
      <style:text-properties fo:language="en" fo:country="US" officeooo:rsid="002a82f0" officeooo:paragraph-rsid="002a82f0"/>
    </style:style>
    <style:style style:name="P15" style:family="paragraph" style:parent-style-name="Standard">
      <style:text-properties fo:language="en" fo:country="US" officeooo:rsid="00342166" officeooo:paragraph-rsid="00342166"/>
    </style:style>
    <style:style style:name="P16" style:family="paragraph" style:parent-style-name="Standard">
      <style:text-properties fo:language="en" fo:country="US" officeooo:rsid="00344dd9" officeooo:paragraph-rsid="00342166"/>
    </style:style>
    <style:style style:name="P17" style:family="paragraph" style:parent-style-name="Standard">
      <style:text-properties fo:language="en" fo:country="US" officeooo:rsid="00356f0b" officeooo:paragraph-rsid="0036f7e8"/>
    </style:style>
    <style:style style:name="P18" style:family="paragraph" style:parent-style-name="Standard">
      <style:text-properties fo:language="en" fo:country="US" officeooo:rsid="0036f7e8" officeooo:paragraph-rsid="0036f7e8"/>
    </style:style>
    <style:style style:name="P19" style:family="paragraph" style:parent-style-name="Standard">
      <style:text-properties fo:language="en" fo:country="US" officeooo:rsid="0037ebab" officeooo:paragraph-rsid="0037ebab"/>
    </style:style>
    <style:style style:name="P20" style:family="paragraph" style:parent-style-name="Standard">
      <style:text-properties fo:language="en" fo:country="US" officeooo:rsid="003b29f6" officeooo:paragraph-rsid="003937dd"/>
    </style:style>
    <style:style style:name="P21" style:family="paragraph" style:parent-style-name="Standard">
      <style:text-properties fo:language="en" fo:country="US" officeooo:rsid="00414ca0" officeooo:paragraph-rsid="00414ca0"/>
    </style:style>
    <style:style style:name="P22" style:family="paragraph" style:parent-style-name="Standard">
      <style:text-properties fo:language="en" fo:country="US" officeooo:rsid="0045c996" officeooo:paragraph-rsid="0045c996"/>
    </style:style>
    <style:style style:name="T1" style:family="text">
      <style:text-properties officeooo:rsid="000e5ceb"/>
    </style:style>
    <style:style style:name="T2" style:family="text">
      <style:text-properties fo:language="en" fo:country="US"/>
    </style:style>
    <style:style style:name="T3" style:family="text">
      <style:text-properties fo:language="en" fo:country="US" officeooo:rsid="00123129"/>
    </style:style>
    <style:style style:name="T4" style:family="text">
      <style:text-properties fo:language="en" fo:country="US" officeooo:rsid="0012da53"/>
    </style:style>
    <style:style style:name="T5" style:family="text">
      <style:text-properties fo:language="en" fo:country="US" officeooo:rsid="00134122"/>
    </style:style>
    <style:style style:name="T6" style:family="text">
      <style:text-properties fo:language="en" fo:country="US" officeooo:rsid="0014df86"/>
    </style:style>
    <style:style style:name="T7" style:family="text">
      <style:text-properties fo:language="en" fo:country="US" officeooo:rsid="0015bd09"/>
    </style:style>
    <style:style style:name="T8" style:family="text">
      <style:text-properties fo:language="en" fo:country="US" officeooo:rsid="001c0fef"/>
    </style:style>
    <style:style style:name="T9" style:family="text">
      <style:text-properties fo:language="en" fo:country="US" officeooo:rsid="001d2725"/>
    </style:style>
    <style:style style:name="T10" style:family="text">
      <style:text-properties fo:language="en" fo:country="US" officeooo:rsid="001e4731"/>
    </style:style>
    <style:style style:name="T11" style:family="text">
      <style:text-properties fo:language="en" fo:country="US" officeooo:rsid="001f9706"/>
    </style:style>
    <style:style style:name="T12" style:family="text">
      <style:text-properties fo:language="en" fo:country="US" officeooo:rsid="0022aca4"/>
    </style:style>
    <style:style style:name="T13" style:family="text">
      <style:text-properties fo:language="en" fo:country="US" officeooo:rsid="0022e1b4"/>
    </style:style>
    <style:style style:name="T14" style:family="text">
      <style:text-properties fo:language="en" fo:country="US" officeooo:rsid="00240652"/>
    </style:style>
    <style:style style:name="T15" style:family="text">
      <style:text-properties fo:language="en" fo:country="US" officeooo:rsid="0024815b"/>
    </style:style>
    <style:style style:name="T16" style:family="text">
      <style:text-properties fo:language="en" fo:country="US" officeooo:rsid="00231b60"/>
    </style:style>
    <style:style style:name="T17" style:family="text">
      <style:text-properties fo:language="en" fo:country="US" officeooo:rsid="00250609"/>
    </style:style>
    <style:style style:name="T18" style:family="text">
      <style:text-properties fo:language="en" fo:country="US" officeooo:rsid="00255f6e"/>
    </style:style>
    <style:style style:name="T19" style:family="text">
      <style:text-properties fo:language="en" fo:country="US" officeooo:rsid="002737bc"/>
    </style:style>
    <style:style style:name="T20" style:family="text">
      <style:text-properties fo:language="en" fo:country="US" officeooo:rsid="00283d81"/>
    </style:style>
    <style:style style:name="T21" style:family="text">
      <style:text-properties fo:language="en" fo:country="US" officeooo:rsid="002a82f0"/>
    </style:style>
    <style:style style:name="T22" style:family="text">
      <style:text-properties fo:language="en" fo:country="US" officeooo:rsid="002cc8f8"/>
    </style:style>
    <style:style style:name="T23" style:family="text">
      <style:text-properties fo:language="en" fo:country="US" officeooo:rsid="00308e96"/>
    </style:style>
    <style:style style:name="T24" style:family="text">
      <style:text-properties fo:language="en" fo:country="US" officeooo:rsid="00332a8f"/>
    </style:style>
    <style:style style:name="T25" style:family="text">
      <style:text-properties fo:language="en" fo:country="US" officeooo:rsid="0033fcbc"/>
    </style:style>
    <style:style style:name="T26" style:family="text">
      <style:text-properties fo:language="en" fo:country="US" officeooo:rsid="00344dd9"/>
    </style:style>
    <style:style style:name="T27" style:family="text">
      <style:text-properties fo:language="en" fo:country="US" officeooo:rsid="003560a4"/>
    </style:style>
    <style:style style:name="T28" style:family="text">
      <style:text-properties fo:language="en" fo:country="US" officeooo:rsid="00356f0b"/>
    </style:style>
    <style:style style:name="T29" style:family="text">
      <style:text-properties fo:language="en" fo:country="US" officeooo:rsid="003937dd"/>
    </style:style>
    <style:style style:name="T30" style:family="text">
      <style:text-properties fo:language="en" fo:country="US" officeooo:rsid="003b29f6"/>
    </style:style>
    <style:style style:name="T31" style:family="text">
      <style:text-properties fo:language="en" fo:country="US" officeooo:rsid="003cad91"/>
    </style:style>
    <style:style style:name="T32" style:family="text">
      <style:text-properties fo:language="en" fo:country="US" officeooo:rsid="003f3494"/>
    </style:style>
    <style:style style:name="T33" style:family="text">
      <style:text-properties fo:language="en" fo:country="US" officeooo:rsid="0041e23a"/>
    </style:style>
    <style:style style:name="T34" style:family="text">
      <style:text-properties fo:language="en" fo:country="US" officeooo:rsid="00449a84"/>
    </style:style>
    <style:style style:name="T35" style:family="text">
      <style:text-properties fo:language="en" fo:country="US" officeooo:rsid="0045c996"/>
    </style:style>
    <style:style style:name="T36" style:family="text">
      <style:text-properties fo:language="en" fo:country="US" officeooo:rsid="00479cb3"/>
    </style:style>
    <style:style style:name="T37" style:family="text">
      <style:text-properties fo:language="en" fo:country="US" officeooo:rsid="00489cd2"/>
    </style:style>
    <style:style style:name="T38" style:family="text">
      <style:text-properties fo:language="en" fo:country="US" officeooo:rsid="00499d0b"/>
    </style:style>
    <style:style style:name="T39" style:family="text">
      <style:text-properties fo:language="en" fo:country="US" officeooo:rsid="004b9b42"/>
    </style:style>
    <style:style style:name="T40" style:family="text">
      <style:text-properties fo:language="en" fo:country="US" officeooo:rsid="004d225c"/>
    </style:style>
    <style:style style:name="T41" style:family="text">
      <style:text-properties fo:language="en" fo:country="US" officeooo:rsid="004dd941"/>
    </style:style>
    <style:style style:name="T42" style:family="text">
      <style:text-properties officeooo:rsid="00163007"/>
    </style:style>
    <style:style style:name="T43" style:family="text">
      <style:text-properties officeooo:rsid="0019ae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we are going to see the file upload. And, why we gonna need to make a file upload? The student user can have a avatar in your account. For do that we need to upload a file.</text:p>
      <text:p text:style-name="Standard">The way we gonna do that is the isolated upload. The user when select the image for him, the image <text:s/>goes to the database and returns an id. In the creation of the user we just save in the data of the user an id that references the image in the database returning to the frontend just the image id.</text:p>
      <text:p text:style-name="Standard"/>
      <text:p text:style-name="Standard">In practice, we need a library that deal with different types of request like a file, and that type of request is made using a specific format named multipart form data. These library is multer:</text:p>
      <text:p text:style-name="Standard"/>
      <text:p text:style-name="Standard">Yarn add multer</text:p>
      <text:p text:style-name="Standard"/>
      <text:p text:style-name="Standard">After that, we create a folder in the root named <text:span text:style-name="T1">tmp</text:span>, and inside temp a folder named uploads. Now it is time configure the multer in a file named multer.js. </text:p>
      <text:p text:style-name="Standard">To start the configuration of the file upload we need to import multer int<text:span text:style-name="T42">o</text:span> the file of configuration of the multer. Import too a node library named crypto. And more two function from the path of node, extname that return the extension of a specif file and resolve the run a path in the application. </text:p>
      <text:p text:style-name="Standard">Now we will export a configuration object, and the first key of this object is storage. Storage is how the multer will save our files. <text:span text:style-name="T1">That storage, for example, can be saved in a remote server like aws, but, in our case we are going to save that in the folder tmp. For do that, the multer imported return a function named diskStorage. This function will be a value from storage, receiveing two proprieties(key: value), one of then is destination and the second is filename. Destination is the destiny of our files, so then we use the function resolve from path to pass the path for our folder that will handle the uploads. The second property receive a arrow function with three parameters that is req(all the information in the body of the request), file(all the data of the file that the user is making upload), and callback. Inside the arrow function we gonna format of the file name, because in case of our user upload an image with that already exists we gonna be able to format in a unique form. To do that we gonna use crypto library calling the function randomBytes(). Inside this function we pass the number of random bytes we want to create int the first parameter. This function(handleBytes) is a callback, so the second parameter we need to call other function(arrow) that receives in the parameter an error, or these function receives a </text:span><text:soft-page-break/><text:span text:style-name="T1">response. Inside the arrow fuction we verify if returns an error, and then returning an error to the callback passed in the parameter of the arrow function of filename in the bottom. This callback that will execute the function with the file name. If we certificate that there is no error we gonna call them with the final file name. Now, if nothings goes wrong, we retrr, this null is just because the callback function receives in the first parameter always an error. And now, the second parameter receives the name of the image. Here we are using res, that is the response from the function randomBytes(), converting this to a hexadecimal string passing ‘hex’ into the parameter. Generating randomly number and letter concatenating this with the extension name, passing to the function extname the originalname of the file(file passed by parameter in the arrow function passed to the key filename before). </text:span></text:p>
      <text:p text:style-name="Standard"><text:span text:style-name="T2">To test all this configuration we gonna import multer to the routes and import too the configuration of multer. <text:s/>We declare a varible named upload receiving a function multer, passing to this function the configuration of the multer imported before. Next, we create a new post route, /files with other middleware different from the middleware that already exists. This middleware we call the variable upload(that receives the function multer with all the configuration for an upload), and pass to then single, to inform that the upload will </text:span><text:span text:style-name="T22">occur</text:span><text:span text:style-name="T2"> one per time passing the name of the field that I will send in our request. To test that we create a post routes in insomnia, with body multipart form and send a file. The field we put the same passing in the middleware in the routes e select the file. And we need to send our auth token, because the route pass through the middleware authMiddleware. </text:span><text:span text:style-name="T3">Inside the enviroment from the insomnia we put the token . </text:span></text:p>
      <text:p text:style-name="Standard"/>
      <text:p text:style-name="Standard">But, this file it is not been saved, the references to this file it is not save anywhere, and to that we need to create this references. So now, we need to save the information of the image inside the database. Always that multer is acting in a route it send a variable named req.file. This req.file receives all the data related to the image, like name, size, mimetype.</text:p>
      <text:p text:style-name="Standard">In practice, what is necessary is originalname and the filename.</text:p>
      <text:p text:style-name="Standard"><text:span text:style-name="T2">To capture that, we create a file controller, with a class and export this class. For the controller save the information that is necessary in the database we need to create a new table in the database, running the creation of a new migration named create-files. </text:span><text:span text:style-name="T4">In this migration we creeate the columns id, name, path and created/updated at. Now we can run the migration. With the table in the database, we create our model having name and path. Inside the index.js we need to import this file. (Is like the user controller, for each model, </text:span><text:soft-page-break/><text:span text:style-name="T4">the connection configuration will be passed with the init method). And now we can import our model of file inside the controller. Remember, when we call a route of a file, it returns a variable with all the information of the upload, and by destruct, we gonna pass this variable. What </text:span><text:span text:style-name="T23">we </text:span><text:span text:style-name="T4">will </text:span><text:span text:style-name="T23">get</text:span><text:span text:style-name="T4"> of information from our request is originalname and filename. These informations, originalname and filename are really a key to informa us what we gonna save in database, so, in the key originalname we just pass the name and the filename, that is the name in my directory in my application receives the name of path. </text:span><text:span text:style-name="T5">Now, we create a variable that receives the creation of the register in database, passing then the name and the path cautch before by the req.file. <text:s text:c="2"/>Now I return a json with that file and if we tested in the insomnia we gonna that the file are saving the image reference in database. </text:span></text:p>
      <text:p text:style-name="Standard">What we don’t have wet is the reference between the tables of our application. To do that we are going add a new column to the table of users using a new migration just to add this new column in the table of users. This migration will be named add-avatar-field-to-users. Inside this migration, we gonna do something a little bit different, now we gonna add a new colunm with addColumn. In the first parameter with inform what <text:span text:style-name="T43">table </text:span>we want to to add this <text:span text:style-name="T43">column</text:span>, in this case is users. Next, the name of this column, avatar_id in this case, and now, in the third we gonna pass some information to that new field like, type INTEGER, because we are just references the id of the image, not all the file of the image and, create a references to the other table, a foreign key. To do that we use the key references that receives a object, with a key named model that receives the value files(the table files), <text:s/>and the second key of this object is key, that receives the key that I want to receive, in this case the id of the table files. Closing this object, we can next pass some other options like, onUpdate and onDelete, that said what gonna happen if the file references be updated or deleted. If deleted, we set null, if updated we cascade this update and next we force the method allowNull been true. The down option returns removeColumn receiving in the parameter the table users and the column that will be deleted in case of an undo migration. </text:p>
      <text:p text:style-name="Standard"><text:span text:style-name="T2">The next step is guarantee that when the user update the image, this image make references for the image in the file table. To make this we have to create a static method outside of the init method, to associate </text:span><text:span text:style-name="T6">these two tables. The new method receives all the models in the parameter and inside this method we call a function from THIS class named belongsTo(can be hasOne, hasMany). When I use this function I am saying that the model that I am, pertences to the model informed in the parameter, (models.File) passing some configuration in a object like the name of the column <text:s/>in the user that will save the </text:span><text:soft-page-break/><text:span text:style-name="T6">references to the file, and this column is avatar_id. Next we need to call this method associate, and this is made by the index of the database. In this file, we gonna make a second map, iterating the models and for each model I gonna call the associate method and I gonna call this method only if this method exists and (&amp;&amp;) <text:s/>the second part just gonna be called if the condition before has been passed and this second method is again the method associate from the model </text:span><text:span text:style-name="T7">receiving in the parameter our models, and where is our models, inside the connection variable, in the models</text:span></text:p>
      <text:p text:style-name="Standard"/>
      <text:p text:style-name="P1"><text:span text:style-name="T7">N</text:span><text:span text:style-name="T2">ow we are going to list all the providers of our application. In the route we create a get route /providers and the I will create a new controller. But, why am I gonna create other controller if my provider steal been an user of my application. Because the provider is other entity of my application. </text:span><text:span text:style-name="T8">In case we want to list all the type of user we can just use the UserController, but it is not the case, so we have to create other controller. </text:span></text:p>
      <text:p text:style-name="P1"><text:span text:style-name="T8">First, we need to import the model user in ProviderController and we will create a class, export by default this class. Inside this class we create a index method used to list all the user. And in the route we import this controller. To make a test we create a new folder in the insomnia, named Provider and past the get request for the /providers, passing the authentication. Back to the controller, we gonna create a variable for the PROVIDER, passing the function findAll(), creating a condition to return just the user that haves the provider equals to true. Now, as we can see, when we returns all this providers. Some information returned are unnecessary, so we pass next to the condition, a property named attributes, in this case, id, name, email and avatar_id </text:span><text:span text:style-name="T12">in quotes</text:span><text:span text:style-name="T8">. But, in place of just send the avatar_id it is interesting to pass all the information of the avatar. </text:span><text:span text:style-name="T9">To do that we can pass one more property named INCLUDE, passing(remember to import the file to cautgh this information). These property receives an array, and inside this array we pass the model that we want to brin</text:span><text:span text:style-name="T13">g</text:span><text:span text:style-name="T9"> this </text:span><text:span text:style-name="T13">information.</text:span><text:span text:style-name="T9"> But. When we run the request it returns a field named File, and this field is really <text:s/>the avatar, so it is interesting to rename this field. To do that, we will edit the user model, passing to the method associate, inside the function belongsTo an alias to my table that I am relating, using to that a property AS that receive the alias. Back to the controller of the ProviderController, we pass to the INCLUDE an object with model, that haves the model related and AS, having the alias of this model. And again, inside the avatar information, some of this are unnecessary, so we need to pass attributes to indicates what attributes we want back, in this case name and path. </text:span></text:p>
      <text:p text:style-name="Standard"><text:span text:style-name="T10">At this moment, we are not returning the url of our avatar, for the front know how to access this image. To do that we are going back to the File model and create a virtual field. </text:span><text:soft-page-break/><text:span text:style-name="T10">This field will be named url, type virtual and pass the get() method, that is how I will return this value. <text:s/></text:span><text:span text:style-name="T11">To do that we return in a template string the address of the application to files passing the variable this.path that is the url of the image. But, if I click in this url nothings gonna be returned, and to return something we go back to app.js. Express have a features named express.static and it is used to serve static files, like images, css files, html, files that could be access directly by the browser. To the middleware method in app.js we gonna use this feature, passing in the first parameter the route that we want to serve this statics files and in the second parameter we pass the express.static and inside the parameter of this we gonna pass the path to file. For that we first import the pat</text:span><text:span text:style-name="T24">h</text:span><text:span text:style-name="T11"> from node. Using this we use path.resolve passing the dirname and the path to uploads folder. </text:span></text:p>
      <text:p text:style-name="P2"/>
      <text:p text:style-name="P3"><text:span text:style-name="T11">N</text:span><text:span text:style-name="T16">ow we are going to start to create a model and migration for our appointment table. Always a user make a appointment with one of the providers it will generate a register of appointments in the database. First of all we create the migration named create-appointments. <text:s/></text:span><text:span text:style-name="T14">The first value, beyond id and the timestamps, is the date of the appointment, not allowing null, and the type it is date. The others columns will contains the <text:s text:c="2"/>reference to the user that makes the appointments, we can make the same as made in the relation with file and user. Passing all the same configuration to the key user_id, the difference is in the fact that model will references is user. </text:span><text:span text:style-name="T15">The same will be made but for the provider, so we need in this appointment the informations about the provider </text:span><text:span text:style-name="T17">that we execute the service. And one more option will be added, it is canceled_at, if some user cancel the service, we will not exclude the data from database, we just will add the date of this cancel, allowing to be null, with type date. And now we run the migration. </text:span><text:span text:style-name="T18">Next, we are going to create the model for the appointment. Inside we gonna have just the fields date and canceled at. The references we are not do in the model of appointement. Like in the other tables, for example, in user, the references of the avatar stay at the model of the user made by the associate method and automatically this fields is generated </text:span><text:span text:style-name="T19">in the user table</text:span><text:span text:style-name="T18">. So, in this case we are going to do the same thing </text:span><text:span text:style-name="T19">creating the static method named associate, receiving models in the parameter. This table, appointments, belongs to the model of users, and the second parameter inform and object with the foreign key that is user_id and next we gonna pass the alias for this relationship. And again the appointment will again belongs to the user table, but now, I am going to make a relationship with the provider id </text:span><text:span text:style-name="T20">whit an alias for that. In the sequelize, when a table makes a relation with another two time, we need to pass an alias for that relatioship. And last we need to add </text:span><text:soft-page-break/><text:span text:style-name="T20">this models in the index of the database and import the appointment and pass him to the array of models. </text:span></text:p>
      <text:p text:style-name="P4"><text:span text:style-name="T20">N</text:span><text:span text:style-name="T2">ow we need to create the route to make the appointment with some provider of the aplication. First we create the appointment controller. Inside we crreate a class and export by default. Now we gonna create the method store. Inside we need the model for the appointment like always. And already create a post route. With that made we can go to the insomnia to prepare the request test in the folder Appointments. And we need to verify if the token been passed in the authentication is a token from a user, and not the provider. In the body of the request we past the provider that we want to make the appointment, giving the provider_id and we need to past the date of the appointment. And now we are going to deal with time date, and to past the date we gonna use the time zone. (2020-05-08T18:00:00-03:00). </text:span></text:p>
      <text:p text:style-name="P5"><text:span text:style-name="T2">Now we need to create a register inside the table with that informations of the appointments. For that we gonna a schema validation using the Yup. Creating the object shape, passing the date type date and required and our provider_id been a number and required. Now we gonna make a verification if this validation passed. So, if the schema(variable that receives the shape) is valid passing the req.body, because in the req.body that will have the information that needs to be verified. And if it is not valid we return a json with a 400 status and a message json. Passing through all of that we pass to the provider id and date from req.body and we gonna make a verification with this provider id to make sure that this id is really a provider in our application. To do that we need to import the user model inside this controller. We gonna create a variable that receives the information indicating if the user </text:span><text:span text:style-name="T25">is </text:span><text:span text:style-name="T2">a provider or not. This variable will receive a query searching for one user from model user, where the provider_id be the id and the provider </text:span><text:span text:style-name="T21">of this id </text:span><text:span text:style-name="T2">is true. If this return false, we return a status 401 and message json informing that the user only can create an appointment with providers. </text:span><text:span text:style-name="T21">Finally we create a variable that receives the creating of the register in the database. This query we have the user_id that is making the appointment, and that userId is setup in our middleware, that haves in the payload all this information, passing the provider id and date, from req.body. And finally return this appointment in a json.</text:span></text:p>
      <text:p text:style-name="P14"/>
      <text:p text:style-name="P6"><text:span text:style-name="T21">N</text:span><text:span text:style-name="T2">ow we are going to make two more validations in our appointments. The first one is to verificate if the date passed by the user not go away, and the second is to verificate if this date is not being used for this provider, so if the provider has someone in the date that </text:span><text:soft-page-break/><text:span text:style-name="T2">the user is trying to appoint, we are going to deny this request. And other cool thing is, just one appointment can be made per hour.</text:span></text:p>
      <text:p text:style-name="P15">The first thing to do is install a library to dial with date in node. This library is date-fns, so we install it. </text:p>
      <text:p text:style-name="P6"><text:span text:style-name="T2">Yarn add </text:span><text:a xlink:type="simple" xlink:href="mailto:date-fns@next" text:style-name="Internet_20_link" text:visited-style-name="Visited_20_Internet_20_Link">date-fns@next</text:a><text:span text:style-name="T2">(@next to install in the last version)</text:span></text:p>
      <text:p text:style-name="P6"><text:span text:style-name="T2">In the code we import some methods of this new library in the class that we want to d</text:span><text:span text:style-name="T31">e</text:span><text:span text:style-name="T2">al with date. Those methods are startOfHour, parseISO. Next to the verification to see if the user is a provider or not, we create a variable to see the start hour that receives a method named startOfHour and the parameter of this method receives the parseISO, and this last method receives in the parameter our date being passed in the request. ParseISO parse the date be</text:span><text:span text:style-name="T31">ing</text:span><text:span text:style-name="T2"> passed in a date object. And startofhour is useful to convert the hour to the correct time, because the appointment only can be made hour per hour and all of this transformation will be passed to the variable.</text:span></text:p>
      <text:p text:style-name="P6"><text:span text:style-name="T2">At this </text:span><text:span text:style-name="T31">time </text:span><text:span text:style-name="T2">we starts the verification of the variable that receives all these configuration, passing one more method from date-fns named isBefore. Create an if stament, we are going to verificate is the date being passed is before of the actual date. If this is true, we return a message informing that the date already beeing passed.</text:span></text:p>
      <text:p text:style-name="P6"><text:span text:style-name="T2"><text:s/>The next verification is useful to see if the provider has one appointment at the time where the user is trying to make. </text:span><text:span text:style-name="T26">To do that we create a variable to check the avalability of this provider, and this variable receives a query from database to find one appointment where the provider is equal to the provider in the request, where the canceled_at be null, because if the canceled_at is true, this hour is available, and where the date in the database is equals to the date being passed and parsed before. If we find some appointment at this time, we return an error 400 and a message. </text:span></text:p>
      <text:p text:style-name="P16"/>
      <text:p text:style-name="P7"><text:span text:style-name="T2">Until now, we just create an appointment, but now we need to list the appointments too. <text:s/>To do that we create a index method, create a get route and create the request in the insomnia. Inside this method we create a variable to receive the appointments receiving a query all the appointments. And is interesting to list only the appointment related to the user being logged. And this information is caring by the payload in the token. </text:span><text:span text:style-name="T27">So in this query we verify if the user_id is equal to req.userId(payload), and have to list just appointment that it isn’t be canceled, and now we can return this variable. </text:span></text:p>
      <text:p text:style-name="P7"><text:span text:style-name="T27">Some detail that needs to be done are, put in order this appointments, and the order is an array, order by date. Now we have to include the data from the provider, For that we need to use the include an array of objects. This receives the model, an alias to indicate </text:span><text:soft-page-break/><text:span text:style-name="T27">what references that we are make, because this table make references two times with the user table. And now we need to limit the data being passed using the property attrinbutes, passing an array informing this field that we wants to return, in this id, name. Before I forget, we need to set the attrubute in the appointment too, passing just the id and date. Back to the provider, we create another include to add the avatar of the provider, <text:s/>passing the property include that receives and array of objects. Inside this object we pass the model, informing the table that we are making reference, in this case file(import the model of file) and the alias will be avatar. And, we dont need to return all the information of the avatar, so, we can </text:span><text:span text:style-name="T28">pass again attributes to the avatar limiting the return of the attributes, returning just id, path and url.</text:span></text:p>
      <text:p text:style-name="P17"/>
      <text:p text:style-name="P8"><text:span text:style-name="T28">N</text:span><text:span text:style-name="T2">ow we need to paginate our application, because if the user have 200 appointment, it is not performative do that at once. In the insomnia we have a tab named query, that shows the parameter indexed in the url. So, if we send the parameter page with the 1 in the value it gonna sendo this using a req.query(</text:span><text:a xlink:type="simple" xlink:href="http://localhost:3333/provider?page=1" text:style-name="Internet_20_link" text:visited-style-name="Visited_20_Internet_20_Link">http://localhost:3333/provider?page=1</text:a><text:span text:style-name="T2">). This information will be used in the index of any controller. We are going to create the page by destruct that receives req.query. The default value for the page is 1. <text:s/>Inside the query of date base that find all the appointment from the user, we add a key named limit passing the limit of elements in one page and the offset, to ignore the previous register, because when we are listing the second page, we need to forward the first 20 register. In the the first page we jump the page – 1 times the number of elements in the page, that is 0. In the second page we jump the page(2) -1 times 20, so we jump 20 elements, in the third page we make page(3) – 1 times 20, so we jump 40 register, and thats how works.</text:span></text:p>
      <text:p text:style-name="P18"/>
      <text:p text:style-name="P19">Now we need to list the appointment from the provider, not the client. To do the index of the appointment of the provider we need to create another controller just to index this informations of the schedule of this provider. We create the class for this controller and export by default. <text:s/>Inside this we create the index method. And we import the model of appointments, and created the routes. We create a folder in the insomnia to this controller and the method already and make the test. And we need to guarantee that the user calling this routes is a provider and to do that we pass a token from a provider to make this valid. Now it is time to work in the schedule controller. </text:p>
      <text:p text:style-name="P9"><text:span text:style-name="T2">First we need to verify if the user is a provider, to do that we create a variable that receives this check. <text:s/>This variable receives a query looking for the user where the id is </text:span><text:soft-page-break/><text:span text:style-name="T2">equals to the id in the payload. And provider needs to be true. Make the verification itself, we are going to see if the variable that receives the query is false, and return a status 401 and a message. <text:s/></text:span></text:p>
      <text:p text:style-name="P9"><text:span text:style-name="T2">Different from the appointment index, </text:span><text:span text:style-name="T29">thinking about a provider, doesn’t matter for him the past appointment, or the appointment from tomorrow, is interesting the appointments today. And obvious</text:span><text:span text:style-name="T32">ly</text:span><text:span text:style-name="T29"> we can create a routes to see the past appointment or the appointment in the future, but, the main routes is to list the appointment of today. What we gonna is go to the query params in the insomnia, send a property date, and the value will be a date from some appointment made before, passing just the day, because we are going to see all the appointment in that day. </text:span></text:p>
      <text:p text:style-name="P10"><text:span text:style-name="T2">To do that we have to receive in that destruct variable the request in the query, because this information of date will be there. And we create a variable to receive all the appointment where provider_id is equal to the id in the payload, to return just the appointment from that provider, the canceled_at null, this indicates that this appointment is not canceled and the data we gonna make one more verification. We will make a between comparison </text:span><text:span text:style-name="T30">between the first hour of the day and the last hour of the day. To makes more easy, date fns provides start of day method <text:s/>and end of day method, and we needs the parse iso too. We create a variable that receives the parseISO with the date in the req.query in the parameter. <text:s/>Back to the date in the query of dabase we gonna use a operator of sequelize named Op, to deal with the between comparsion. In the code, the object that the date receives, have a [Op.between] being the key and the value will be an array with the comparsion. <text:s/>With the method startOfDay with the date parsed before, to see the start of the day in the req.query, and the end of the day as same as before. To finish, we need to order by date and return the varible that receives all this query of the database. </text:span></text:p>
      <text:p text:style-name="P20"/>
      <text:p text:style-name="P11"><text:span text:style-name="T30">N</text:span><text:span text:style-name="T2">ow we are going to connect our application to a NoSQL database, to deal with data that will be not structured, and needs have a good performance. We gonna use mongodb and first we need to up a image from mongo. </text:span></text:p>
      <text:p text:style-name="P21">Docker run –name mongobarber -p 27017:27017 -d -t mongo</text:p>
      <text:p text:style-name="P21"/>
      <text:p text:style-name="P11"><text:span text:style-name="T2">To see if my mongo is running I can access the browser and type localhost:27017. </text:span><text:span text:style-name="T33">Now we need to connect our application with the mongodb. First of all, we need to add a ORM for mongo named mongoose. The connection can be made in the database folder. We have in the index.js we have the method of the database, and the init method that </text:span><text:soft-page-break/><text:span text:style-name="T33">connection the database with our application. Now we gonna create a new method named mongo. We have to import the mongoose and call the mongo method in the constructor. In the method we create a variable to receive the connection with mongo, using the method mongoose.connect and in the parameter of this method we have to past the url of the connectio with mongodb: ‘mongodb://localhost:27017/(name of the database, and we don t need to worry about that because mongo create automatically for us)’ and in the second parameter of these mehotd we pass an object with some more configurations. One of that is newUrlParser, passing a url in a new way, and the configuration useFindAndModify. Saving that, the connection has been made.</text:span></text:p>
      <text:p text:style-name="P12"><text:span text:style-name="T33">F</text:span><text:span text:style-name="T2">irst of all we need to add our schema inside the mongo, is like a table in a sql database, but the table have the data structured, the column of the table are the same for all register in the database. Mongodb we have schema free, for example, one schema of notification from mongo can have the field title and other schema not necessarily needs to have this register. And in the mongo we don t work with migrations, so the definition of a field in the schema is made by the model, and we need to take care with, because in case we delete some field, all register goes away, and to deal with that we have to adopt some strategy to save this data in another way. And the notificatio of our application will be saved in the mongo because the notification will not have relationship between tables, in case we went to use, will be references the provider.</text:span></text:p>
      <text:p text:style-name="P12"><text:span text:style-name="T34">In practice, in app we create a folder named schemas, that contains the schemas from mongodb, <text:s/>and create the first schema for notification. In this file of the schema we import the mongoose. We createa a variable named NotificationSchema that receives an instance of a method named Schema from mongoose. The parameter of this method receives an object with all the fields at this moment. First field will be content and we indicatem, using an object, the type, being string, required. User, with type number and required and last is read, to indicate if the notification has been read of not, being a boolean, being required and false by default. The second parameter of this method Schema an object receiving timestamps. And finally we export this. Schema using the method model from mongoose, the first parameter haves the name of the Schema and the second parameter our schema itself.</text:span><text:span text:style-name="T2"> </text:span><text:span text:style-name="T34">Different from the sql database, we don t need to load the configuration in the model, we can just use it.</text:span><text:span text:style-name="T35"> </text:span></text:p>
      <text:p text:style-name="P22">Now it’s time to create this register by a request. So, when an appointment have be done, we create a notification. In the store of the appointment, we need to, after the creation of the appointment makes the notification. </text:p>
      <text:p text:style-name="P13"><text:soft-page-break/><text:span text:style-name="T2">In practice we import our schema from schema in the appointment controller. In the store method we pass an asynchronous method for the schema imported, in this case will be create. This method receives an object and inside this method </text:span><text:span text:style-name="T36">pass the field that we want to add. First of all is content, and this is the content of the notification, for example, Novo agendamento de Diego Fernandes para dia 06 de Junho às 9:00h. Here, the inresting thing is, we don’t have to do the relatioship with the database, so we don’t have to add the id of the user where is the name of the user. But, you can thing, and when the user change the name. This exactly why mongo is used, we dont need to have this relatioship with the user, we just save this notification, and in case the user change the name, the notification in the past steel being the same. </text:span><text:span text:style-name="T37">The unique relationship that we need is the user that will receive this notification, so we add a new field and this field will receive the provider_id. In the example before, in the content of the notification, we need to fill the field with the message and the variable inside this message. To pick up the name of the user we create a variable to receive the query from database, using the id in the payload to find, and in the content of the notification we pass the variable dot the field that we want(user.name). To add the date in a format more readable we need to import from date-fns a method named format. And we create a variable to receive the date that will be formatted, and this variable receives the method format and in the parameter we pass the date, these date is a variable parsed before, and the second parameter receives is a string that is exactly the format. In this string the letter “d” represents the day, </text:span><text:span text:style-name="T38">But we have to take </text:span><text:span text:style-name="T39">care with something, like, if we pass inside this string the word “dia” the result will be “22ia”. And to deal with that we have to use single quote inside the double quote. And now we have to form the string that the varible receives and this variable will be used in the content. (“’dia’ dd ‘de’ MMMM’, às’ H:mm’h’”). The problem now is, the month returned is in english, so we need to import <text:s/>in an variable pt, date-fns/locale/pt. And the thrid parameter of the method format is an object with the key “locale” and the value pt. Now it’s time to test this. Before that </text:span><text:span text:style-name="T40">we need to connect with some gui, like postbird. </text:span><text:span text:style-name="T41">In mongodb compass we create the database just running the creation of the appoint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50%" fo:text-align="justify" style:justify-single-word="false" fo:text-indent="1.251cm" style:auto-text-indent="false"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13:13:50.596347729</meta:creation-date>
    <dc:date>2020-05-13T20:19:11.927068885</dc:date>
    <meta:editing-duration>PT5H48M37S</meta:editing-duration>
    <meta:editing-cycles>17</meta:editing-cycles>
    <meta:generator>LibreOffice/6.0.7.3$Linux_X86_64 LibreOffice_project/00m0$Build-3</meta:generator>
    <meta:document-statistic meta:table-count="0" meta:image-count="0" meta:object-count="0" meta:page-count="11" meta:paragraph-count="39" meta:word-count="5532" meta:character-count="30440" meta:non-whitespace-character-count="24899"/>
  </office:meta>
</office:document-meta>
</file>